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59cm"/>
    </style:style>
    <style:style style:name="Table1.B" style:family="table-column">
      <style:table-column-properties style:column-width="5.205cm"/>
    </style:style>
    <style:style style:name="Table1.C" style:family="table-column">
      <style:table-column-properties style:column-width="9.0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1cm"/>
    </style:style>
    <style:style style:name="Table2.B" style:family="table-column">
      <style:table-column-properties style:column-width="4.703cm"/>
    </style:style>
    <style:style style:name="Table2.C" style:family="table-column">
      <style:table-column-properties style:column-width="9.78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293cm"/>
    </style:style>
    <style:style style:name="Table3.B" style:family="table-column">
      <style:table-column-properties style:column-width="7.548cm"/>
    </style:style>
    <style:style style:name="Table3.C" style:family="table-column">
      <style:table-column-properties style:column-width="1.942cm"/>
    </style:style>
    <style:style style:name="Table3.D" style:family="table-column">
      <style:table-column-properties style:column-width="5.21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447cm"/>
    </style:style>
    <style:style style:name="Table4.B" style:family="table-column">
      <style:table-column-properties style:column-width="4.346cm"/>
    </style:style>
    <style:style style:name="Table4.C" style:family="table-column">
      <style:table-column-properties style:column-width="10.20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138cm"/>
    </style:style>
    <style:style style:name="Table5.B" style:family="table-column">
      <style:table-column-properties style:column-width="6.341cm"/>
    </style:style>
    <style:style style:name="Table5.C" style:family="table-column">
      <style:table-column-properties style:column-width="6.5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776cm"/>
    </style:style>
    <style:style style:name="Table6.B" style:family="table-column">
      <style:table-column-properties style:column-width="7.401cm"/>
    </style:style>
    <style:style style:name="Table6.C" style:family="table-column">
      <style:table-column-properties style:column-width="2.953cm"/>
    </style:style>
    <style:style style:name="Table6.D" style:family="table-column">
      <style:table-column-properties style:column-width="4.8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806cm"/>
    </style:style>
    <style:style style:name="Table7.B" style:family="table-column">
      <style:table-column-properties style:column-width="4.269cm"/>
    </style:style>
    <style:style style:name="Table7.C" style:family="table-column">
      <style:table-column-properties style:column-width="9.925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center" style:justify-single-word="false"/>
      <style:text-properties officeooo:paragraph-rsid="0015b781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Preformatted_20_Text" style:list-style-name="L3">
      <style:paragraph-properties fo:margin-top="0cm" fo:margin-bottom="0.499cm" style:contextual-spacing="false"/>
    </style:style>
    <style:style style:name="P8" style:family="paragraph" style:parent-style-name="Preformatted_20_Text" style:list-style-name="L4">
      <style:paragraph-properties fo:margin-top="0cm" fo:margin-bottom="0.499cm" style:contextual-spacing="false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Preformatted_20_Text" style:list-style-name="L6">
      <style:paragraph-properties fo:margin-top="0cm" fo:margin-bottom="0.499cm" style:contextual-spacing="false"/>
    </style:style>
    <style:style style:name="P12" style:family="paragraph" style:parent-style-name="Preformatted_20_Text" style:list-style-name="L10">
      <style:paragraph-properties fo:margin-top="0cm" fo:margin-bottom="0.499cm" style:contextual-spacing="false"/>
    </style:style>
    <style:style style:name="P13" style:family="paragraph" style:parent-style-name="Preformatted_20_Text" style:list-style-name="L13">
      <style:paragraph-properties fo:margin-top="0cm" fo:margin-bottom="0.499cm" style:contextual-spacing="false"/>
    </style:style>
    <style:style style:name="P14" style:family="paragraph" style:parent-style-name="Preformatted_20_Text" style:list-style-name="L14">
      <style:paragraph-properties fo:margin-top="0cm" fo:margin-bottom="0.499cm" style:contextual-spacing="false"/>
    </style:style>
    <style:style style:name="P15" style:family="paragraph" style:parent-style-name="Preformatted_20_Text" style:list-style-name="L15"/>
    <style:style style:name="P16" style:family="paragraph" style:parent-style-name="Preformatted_20_Text" style:list-style-name="L15">
      <style:paragraph-properties fo:margin-top="0cm" fo:margin-bottom="0.499cm" style:contextual-spacing="false"/>
    </style:style>
    <style:style style:name="P17" style:family="paragraph" style:parent-style-name="Preformatted_20_Text" style:list-style-name="L16"/>
    <style:style style:name="P18" style:family="paragraph" style:parent-style-name="Preformatted_20_Text" style:list-style-name="L16">
      <style:paragraph-properties fo:margin-top="0cm" fo:margin-bottom="0.499cm" style:contextual-spacing="false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5"/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6"/>
    <style:style style:name="P41" style:family="paragraph" style:parent-style-name="Text_20_body" style:list-style-name="L16">
      <style:paragraph-properties fo:margin-top="0cm" fo:margin-bottom="0cm" style:contextual-spacing="false"/>
    </style:style>
    <style:style style:name="P42" style:family="paragraph" style:parent-style-name="Text_20_body" style:list-style-name="L17"/>
    <style:style style:name="T1" style:family="text">
      <style:text-properties officeooo:rsid="0015b781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MONGO DB CRUD</text:span></text:span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INSERTING DOCUMENTS INTO COLLECTIONS</text:span></text:h>
      <text:h text:style-name="Heading_20_4" text:outline-level="4"><text:span text:style-name="Strong_20_Emphasis">1. Insert One Document</text:span></text:h>
      <text:list xml:id="list2115544643" text:style-name="L1">
        <text:list-item>
          <text:p text:style-name="P19"><text:span text:style-name="Strong_20_Emphasis">Basic Syntax</text:span></text:p>
          <text:p text:style-name="P2">db.collection_name.insert({ </text:p>
          <text:p text:style-name="P2"><text:s text:c="2"/>name: "Alice", </text:p>
          <text:p text:style-name="P2"><text:s text:c="2"/>age: 30,</text:p>
          <text:p text:style-name="P2"><text:s text:c="2"/>status: "active"</text:p>
          <text:p text:style-name="P3">})</text:p>
        </text:list-item>
        <text:list-item>
          <text:p text:style-name="P19"><text:span text:style-name="Strong_20_Emphasis">Alternative Methods</text:span> (MongoDB ≥ 3.2):</text:p>
          <text:p text:style-name="P3">db.collection_name.insertOne() <text:s/>// Explicitly for single docs (recommended)</text:p>
        </text:list-item>
      </text:list>
      <text:h text:style-name="Heading_20_4" text:outline-level="4"><text:span text:style-name="Strong_20_Emphasis">2. Insert Many Documents</text:span></text:h>
      <text:list xml:id="list2783650236" text:style-name="L2">
        <text:list-item>
          <text:p text:style-name="P21"><text:span text:style-name="Strong_20_Emphasis">Basic Syntax</text:span></text:p>
          <text:p text:style-name="P5">db.collection_name.insertMany([</text:p>
          <text:p text:style-name="P5"><text:s text:c="2"/>{ name: "Bob", age: 25 },</text:p>
          <text:p text:style-name="P5"><text:s text:c="2"/>{ name: "Charlie", age: 35 },</text:p>
          <text:p text:style-name="P5"><text:s text:c="2"/>{ name: "Dana", age: 28 }</text:p>
          <text:p text:style-name="P6">])</text:p>
        </text:list-item>
        <text:list-item>
          <text:p text:style-name="P21"><text:span text:style-name="Strong_20_Emphasis">Ordered vs Unordered Inserts</text:span> (Critical for error handling):</text:p>
          <text:p text:style-name="P6">db.collection_name.insertMany([...], { ordered: false }) <text:s/>// Continues on errors</text:p>
        </text:list-item>
      </text:list>
      <text:h text:style-name="Heading_20_4" text:outline-level="4"><text:span text:style-name="Strong_20_Emphasis">3. What Happens During Insert?</text:span></text:h>
      <text:list xml:id="list2329713782" text:style-name="L3">
        <text:list-item>
          <text:p text:style-name="P22"><text:span text:style-name="Strong_20_Emphasis">Document Creation</text:span></text:p>
          <text:list>
            <text:list-item>
              <text:p text:style-name="P22">MongoDB stores documents in <text:span text:style-name="Strong_20_Emphasis">BSON</text:span> (Binary JSON) format.</text:p>
            </text:list-item>
            <text:list-item>
              <text:p text:style-name="P22">Field order is preserved (unlike standard JSON).</text:p>
            </text:list-item>
          </text:list>
        </text:list-item>
        <text:list-item>
          <text:p text:style-name="P22"><text:span text:style-name="Strong_20_Emphasis">Automatic </text:span><text:span text:style-name="Strong_20_Emphasis"><text:span text:style-name="Source_20_Text">_id</text:span></text:span><text:span text:style-name="Strong_20_Emphasis"> Generation</text:span></text:p>
          <text:list>
            <text:list-item>
              <text:p text:style-name="P22"><text:span text:style-name="Strong_20_Emphasis">Structure</text:span>: <text:span text:style-name="Source_20_Text">_id: ObjectId("507f1f77bcf86cd799439011")</text:span></text:p>
              <text:list>
                <text:list-item>
                  <text:p text:style-name="P22">12-byte hex string:</text:p>
                  <text:p text:style-name="P22">Copy</text:p>
                  <text:p text:style-name="P7">| Timestamp (4 bytes) | Machine ID (3) | Process ID (2) | Counter (3) |</text:p>
                </text:list-item>
              </text:list>
            </text:list-item>
            <text:list-item>
              <text:p text:style-name="P22"><text:span text:style-name="Strong_20_Emphasis">Custom </text:span><text:span text:style-name="Strong_20_Emphasis"><text:span text:style-name="Source_20_Text">_id</text:span></text:span>: You can provide your own (e.g., UUIDs, integers), but:</text:p>
              <text:p text:style-name="P23"><text:soft-page-break/></text:p>
              <text:p text:style-name="P7">db.users.insert({ _id: "user123", name: "Eve" }) <text:s/>// Allowed but risky!</text:p>
            </text:list-item>
          </text:list>
        </text:list-item>
      </text:list>
      <text:h text:style-name="Heading_20_4" text:outline-level="4"><text:span text:style-name="Strong_20_Emphasis">4. Key Scenarios &amp; Edge Cas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cenario</text:p>
            </table:table-cell>
            <table:table-cell table:style-name="Table1.A1" office:value-type="string">
              <text:p text:style-name="Table_20_Heading">Behavior</text:p>
            </table:table-cell>
            <table:table-cell table:style-name="Table1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1.A1" office:value-type="string">
            <text:p text:style-name="Table_20_Contents">Duplicate <text:span text:style-name="Source_20_Text">_id</text:span></text:p>
          </table:table-cell>
          <table:table-cell table:style-name="Table1.A1" office:value-type="string">
            <text:p text:style-name="Table_20_Contents">Throws <text:span text:style-name="Source_20_Text">E11000</text:span> error</text:p>
          </table:table-cell>
          <table:table-cell table:style-name="Table1.A1" office:value-type="string">
            <text:p text:style-name="Table_20_Contents">Use <text:span text:style-name="Source_20_Text">ordered: false</text:span> to skip conflicts</text:p>
          </table:table-cell>
        </table:table-row>
        <table:table-row>
          <table:table-cell table:style-name="Table1.A1" office:value-type="string">
            <text:p text:style-name="Table_20_Contents">Missing Required Fields</text:p>
          </table:table-cell>
          <table:table-cell table:style-name="Table1.A1" office:value-type="string">
            <text:p text:style-name="Table_20_Contents">Succeeds (schema-less)</text:p>
          </table:table-cell>
          <table:table-cell table:style-name="Table1.A1" office:value-type="string">
            <text:p text:style-name="Table_20_Contents">Add validation rules: <text:span text:style-name="Source_20_Text">db.createCollection(..., { validator: {...} })</text:span></text:p>
          </table:table-cell>
        </table:table-row>
        <table:table-row>
          <table:table-cell table:style-name="Table1.A1" office:value-type="string">
            <text:p text:style-name="Table_20_Contents">Large Document (&gt;16MB)</text:p>
          </table:table-cell>
          <table:table-cell table:style-name="Table1.A1" office:value-type="string">
            <text:p text:style-name="Table_20_Contents">Throws <text:span text:style-name="Source_20_Text">BSONObjectTooLarge</text:span></text:p>
          </table:table-cell>
          <table:table-cell table:style-name="Table1.A1" office:value-type="string">
            <text:p text:style-name="Table_20_Contents">Use GridFS for big files</text:p>
          </table:table-cell>
        </table:table-row>
        <table:table-row>
          <table:table-cell table:style-name="Table1.A1" office:value-type="string">
            <text:p text:style-name="Table_20_Contents">Insert with Wrong Types</text:p>
          </table:table-cell>
          <table:table-cell table:style-name="Table1.A1" office:value-type="string">
            <text:p text:style-name="Table_20_Contents">Succeeds (e.g., <text:span text:style-name="Source_20_Text">age: "thirty"</text:span>)</text:p>
          </table:table-cell>
          <table:table-cell table:style-name="Table1.A1" office:value-type="string">
            <text:p text:style-name="Table_20_Contents">Enable schema validation</text:p>
          </table:table-cell>
        </table:table-row>
      </table:table>
      <text:h text:style-name="Heading_20_4" text:outline-level="4"><text:span text:style-name="Strong_20_Emphasis">5. Important Notes</text:span></text:h>
      <text:list xml:id="list2422618137" text:style-name="L4">
        <text:list-item>
          <text:p text:style-name="P24"><text:span text:style-name="Strong_20_Emphasis">Atomicity</text:span>: Inserts are atomic at the document level.</text:p>
        </text:list-item>
        <text:list-item>
          <text:p text:style-name="P24"><text:span text:style-name="Strong_20_Emphasis">Write Concern</text:span>: Control acknowledgment with options:</text:p>
          <text:p text:style-name="P8">db.collection.insert(..., { writeConcern: { w: "majority", j: true } })</text:p>
        </text:list-item>
        <text:list-item>
          <text:p text:style-name="P24"><text:span text:style-name="Strong_20_Emphasis">Performance Tip</text:span>: Batch inserts (<text:span text:style-name="Source_20_Text">insertMany</text:span>) are <text:span text:style-name="Strong_20_Emphasis">10x+ faster</text:span> than individual inserts.</text:p>
        </text:list-item>
        <text:list-item>
          <text:p text:style-name="P24"><text:span text:style-name="Strong_20_Emphasis">Return Values</text:span>:</text:p>
          <text:list>
            <text:list-item>
              <text:p text:style-name="P24"><text:span text:style-name="Source_20_Text">insertOne()</text:span> returns <text:span text:style-name="Source_20_Text">{ acknowledged: true, insertedId: ... }</text:span></text:p>
            </text:list-item>
            <text:list-item>
              <text:p text:style-name="P24"><text:span text:style-name="Source_20_Text">insertMany()</text:span> returns an array of <text:span text:style-name="Source_20_Text">insertedIds</text:span>.</text:p>
            </text:list-item>
          </text:list>
        </text:list-item>
      </text:list>
      <text:h text:style-name="Heading_20_4" text:outline-level="4"><text:span text:style-name="Strong_20_Emphasis">6. Unique Use Cases</text:span></text:h>
      <text:list xml:id="list3217888666" text:style-name="L5">
        <text:list-item>
          <text:p text:style-name="P25"><text:span text:style-name="Strong_20_Emphasis">Insert with TTL (Auto-Expiration)</text:span>:</text:p>
          <text:p text:style-name="P9">db.logs.insert({</text:p>
          <text:p text:style-name="P9"><text:s text:c="2"/>message: "Debug",</text:p>
          <text:p text:style-name="P9"><text:s text:c="2"/>createdAt: new Date()</text:p>
          <text:p text:style-name="P9">})</text:p>
          <text:p text:style-name="P10">db.logs.createIndex({ createdAt: 1 }, { expireAfterSeconds: 3600 })</text:p>
        </text:list-item>
        <text:list-item>
          <text:p text:style-name="P25"><text:span text:style-name="Strong_20_Emphasis">Insert Raw JSON Files</text:span>:</text:p>
          <text:p text:style-name="P10">mongoimport --db=test --collection=users --file=users.json</text:p>
        </text:list-item>
      </text:list>
      <text:h text:style-name="Heading_20_4" text:outline-level="4"><text:span text:style-name="Strong_20_Emphasis">7. Common Pitfalls</text:span></text:h>
      <text:list xml:id="list3304109811" text:style-name="L6">
        <text:list-item>
          <text:p text:style-name="P26"><text:span text:style-name="Strong_20_Emphasis">Silent Type Coercion</text:span>:</text:p>
          <text:p text:style-name="P11">db.test.insert({ price: "100" }) <text:s/>// Stored as string, not number!</text:p>
        </text:list-item>
        <text:list-item>
          <text:p text:style-name="P26"><text:span text:style-name="Strong_20_Emphasis">No Partial Inserts</text:span>: If <text:span text:style-name="Source_20_Text">insertMany</text:span> fails midway, no rollback occurs (unless <text:span text:style-name="Source_20_Text">ordered: true</text:span>).</text:p>
        </text:list-item>
      </text:list>
      <text:p text:style-name="Horizontal_20_Line"/>
      <text:h text:style-name="Heading_20_3" text:outline-level="3"><text:soft-page-break/><text:span text:style-name="Strong_20_Emphasis">Verification Checklist</text:span></text:h>
      <text:list xml:id="list3995578326" text:style-name="L7">
        <text:list-item>
          <text:p text:style-name="P27">✅ Test inserts with/without custom <text:span text:style-name="Source_20_Text">_id</text:span>.</text:p>
        </text:list-item>
        <text:list-item>
          <text:p text:style-name="P27">✅ Try inserting malformed data (e.g., extra commas, wrong types).</text:p>
        </text:list-item>
        <text:list-item>
          <text:p text:style-name="P27">✅ Benchmark <text:span text:style-name="Source_20_Text">insertMany</text:span> vs looped <text:span text:style-name="Source_20_Text">insertOne</text:span>.</text:p>
        </text:list-item>
        <text:list-item>
          <text:p text:style-name="P27">✅ Simulate network failures during bulk inserts.</text:p>
        </text:list-item>
      </text:list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UPDATING DOCUMENTS IN COLLECTIONS</text:span></text:h>
      <text:h text:style-name="Heading_20_4" text:outline-level="4"><text:span text:style-name="Strong_20_Emphasis">1. Update One Document</text:span></text:h>
      <text:p text:style-name="Preformatted_20_Text">// Modern syntax (recommended)</text:p>
      <text:p text:style-name="Preformatted_20_Text">db.collection_name.updateOne(</text:p>
      <text:p text:style-name="Preformatted_20_Text"><text:s text:c="2"/>{ 'name': 'ashoka' }, <text:s/>// Filter</text:p>
      <text:p text:style-name="Preformatted_20_Text"><text:s text:c="2"/>{</text:p>
      <text:p text:style-name="Preformatted_20_Text"><text:s text:c="4"/>$set: { <text:s text:c="13"/>// Update operator</text:p>
      <text:p text:style-name="Preformatted_20_Text"><text:s text:c="6"/>'mobile': '1234567890',</text:p>
      <text:p text:style-name="Preformatted_20_Text"><text:s text:c="6"/>'isActive': true</text:p>
      <text:p text:style-name="Preformatted_20_Text"><text:s text:c="4"/>}</text:p>
      <text:p text:style-name="Preformatted_20_Text"><text:s text:c="2"/>},</text:p>
      <text:p text:style-name="Preformatted_20_Text"><text:s text:c="2"/>{ upsert: false } <text:s text:c="5"/>// Options (optional)</text:p>
      <text:p text:style-name="P4">)</text:p>
      <text:p text:style-name="Text_20_body"><text:span text:style-name="Strong_20_Emphasis">Key Notes:</text:span></text:p>
      <text:list xml:id="list2932810846" text:style-name="L8">
        <text:list-item>
          <text:p text:style-name="P28">Uses atomic operators (<text:span text:style-name="Source_20_Text">$set</text:span>, <text:span text:style-name="Source_20_Text">$inc</text:span>, etc.) – omitting them will <text:span text:style-name="Emphasis">replace</text:span> the entire document</text:p>
        </text:list-item>
        <text:list-item>
          <text:p text:style-name="P28">Only updates the <text:span text:style-name="Emphasis">first</text:span> matching document</text:p>
        </text:list-item>
        <text:list-item>
          <text:p text:style-name="P28">Returns: <text:span text:style-name="Source_20_Text">{ acknowledged: true, matchedCount: 1, modifiedCount: 1 }</text:span></text:p>
        </text:list-item>
      </text:list>
      <text:h text:style-name="Heading_20_4" text:outline-level="4"><text:soft-page-break/><text:span text:style-name="Strong_20_Emphasis">2. Update Many Documents</text:span></text:h>
      <text:p text:style-name="P20"/>
      <text:p text:style-name="Preformatted_20_Text">db.collection_name.updateMany(</text:p>
      <text:p text:style-name="Preformatted_20_Text"><text:s text:c="2"/>{ 'isActive': true }, <text:s/>// Filter</text:p>
      <text:p text:style-name="Preformatted_20_Text"><text:s text:c="2"/>{</text:p>
      <text:p text:style-name="Preformatted_20_Text"><text:s text:c="4"/>$set: { </text:p>
      <text:p text:style-name="Preformatted_20_Text"><text:s text:c="6"/>'isActive': false,</text:p>
      <text:p text:style-name="Preformatted_20_Text"><text:s text:c="6"/>'updatedAt': new Date() <text:s/>// Best practice for tracking changes</text:p>
      <text:p text:style-name="Preformatted_20_Text"><text:s text:c="4"/>}</text:p>
      <text:p text:style-name="Preformatted_20_Text"><text:s text:c="2"/>}</text:p>
      <text:p text:style-name="P4">)</text:p>
      <text:p text:style-name="Text_20_body"><text:span text:style-name="Strong_20_Emphasis">Critical Behavior:</text:span></text:p>
      <text:list xml:id="list3105214591" text:style-name="L9">
        <text:list-item>
          <text:p text:style-name="P29">Affects <text:span text:style-name="Emphasis">all</text:span> matching documents</text:p>
        </text:list-item>
        <text:list-item>
          <text:p text:style-name="P29">Returns count of modified docs: <text:span text:style-name="Source_20_Text">{ modifiedCount: 5 }</text:span></text:p>
        </text:list-item>
      </text:list>
      <text:p text:style-name="Horizontal_20_Line"/>
      <text:h text:style-name="Heading_20_3" text:outline-level="3"><text:span text:style-name="Strong_20_Emphasis">Update Operators Deep Div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$set</text:span></text:p>
          </table:table-cell>
          <table:table-cell table:style-name="Table2.A1" office:value-type="string">
            <text:p text:style-name="Table_20_Contents">Add/update fields</text:p>
          </table:table-cell>
          <table:table-cell table:style-name="Table2.A1" office:value-type="string">
            <text:p text:style-name="Table_20_Contents"><text:span text:style-name="Source_20_Text">$set: { status: "inactive" }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$unset</text:span></text:p>
          </table:table-cell>
          <table:table-cell table:style-name="Table2.A1" office:value-type="string">
            <text:p text:style-name="Table_20_Contents">Remove fields</text:p>
          </table:table-cell>
          <table:table-cell table:style-name="Table2.A1" office:value-type="string">
            <text:p text:style-name="Table_20_Contents"><text:span text:style-name="Source_20_Text">$unset: { "tempField": "" }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$inc</text:span></text:p>
          </table:table-cell>
          <table:table-cell table:style-name="Table2.A1" office:value-type="string">
            <text:p text:style-name="Table_20_Contents">Numeric increments</text:p>
          </table:table-cell>
          <table:table-cell table:style-name="Table2.A1" office:value-type="string">
            <text:p text:style-name="Table_20_Contents"><text:span text:style-name="Source_20_Text">$inc: { loginCount: 1 }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$rename</text:span></text:p>
          </table:table-cell>
          <table:table-cell table:style-name="Table2.A1" office:value-type="string">
            <text:p text:style-name="Table_20_Contents">Field renaming</text:p>
          </table:table-cell>
          <table:table-cell table:style-name="Table2.A1" office:value-type="string">
            <text:p text:style-name="Table_20_Contents"><text:span text:style-name="Source_20_Text">$rename: { "oldName": "newName" }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$addToSet</text:span></text:p>
          </table:table-cell>
          <table:table-cell table:style-name="Table2.A1" office:value-type="string">
            <text:p text:style-name="Table_20_Contents">Add to array (no dupes)</text:p>
          </table:table-cell>
          <table:table-cell table:style-name="Table2.A1" office:value-type="string">
            <text:p text:style-name="Table_20_Contents"><text:span text:style-name="Source_20_Text">$addToSet: { tags: "VIP" }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$push</text:span></text:p>
          </table:table-cell>
          <table:table-cell table:style-name="Table2.A1" office:value-type="string">
            <text:p text:style-name="Table_20_Contents">Add to array (allows dupes)</text:p>
          </table:table-cell>
          <table:table-cell table:style-name="Table2.A1" office:value-type="string">
            <text:p text:style-name="Table_20_Contents"><text:span text:style-name="Source_20_Text">$push: { logins: { date: new Date() } }</text:span></text:p>
          </table:table-cell>
        </table:table-row>
      </table:table>
      <text:p text:style-name="Horizontal_20_Line"/>
      <text:h text:style-name="Heading_20_3" text:outline-level="3"><text:span text:style-name="Strong_20_Emphasis">Advanced Scenarios</text:span></text:h>
      <text:p text:style-name="Text_20_body"><text:span text:style-name="Strong_20_Emphasis">1. Conditional Updates with Aggregation Pipeline (MongoDB 4.2+)</text:span></text:p>
      <text:p text:style-name="P20">javascript</text:p>
      <text:p text:style-name="Text_20_body">Copy</text:p>
      <text:p text:style-name="Preformatted_20_Text">db.users.updateOne(</text:p>
      <text:p text:style-name="Preformatted_20_Text"><text:s text:c="2"/>{ name: "ashoka" },</text:p>
      <text:p text:style-name="Preformatted_20_Text"><text:s text:c="2"/>[</text:p>
      <text:p text:style-name="Preformatted_20_Text"><text:s text:c="4"/>{</text:p>
      <text:p text:style-name="Preformatted_20_Text"><text:s text:c="6"/>$set: {</text:p>
      <text:p text:style-name="Preformatted_20_Text"><text:s text:c="8"/>status: { </text:p>
      <text:p text:style-name="Preformatted_20_Text"><text:s text:c="10"/>$cond: { if: { $gte: ["$age", 18] }, then: "adult", else: "minor" } </text:p>
      <text:p text:style-name="Preformatted_20_Text"><text:s text:c="8"/>}</text:p>
      <text:p text:style-name="Preformatted_20_Text"><text:s text:c="6"/>}</text:p>
      <text:p text:style-name="Preformatted_20_Text"><text:s text:c="4"/>}</text:p>
      <text:p text:style-name="Preformatted_20_Text"><text:s text:c="2"/>]</text:p>
      <text:p text:style-name="P4">)</text:p>
      <text:p text:style-name="Text_20_body"><text:span text:style-name="Strong_20_Emphasis">2. Upsert (Insert if Not Exists)</text:span></text:p>
      <text:p text:style-name="P20">javascript</text:p>
      <text:p text:style-name="Text_20_body">Copy</text:p>
      <text:p text:style-name="Preformatted_20_Text"><text:soft-page-break/>db.products.updateOne(</text:p>
      <text:p text:style-name="Preformatted_20_Text"><text:s text:c="2"/>{ sku: "XRP-2024" },</text:p>
      <text:p text:style-name="Preformatted_20_Text"><text:s text:c="2"/>{ $set: { price: 299 } },</text:p>
      <text:p text:style-name="Preformatted_20_Text"><text:s text:c="2"/>{ upsert: true } <text:s/>// Creates doc if missing</text:p>
      <text:p text:style-name="P4">)</text:p>
      <text:p text:style-name="Text_20_body"><text:span text:style-name="Strong_20_Emphasis">3. Array Filter Updates</text:span></text:p>
      <text:p text:style-name="P20">javascript</text:p>
      <text:p text:style-name="Text_20_body">Copy</text:p>
      <text:p text:style-name="Preformatted_20_Text">db.students.updateMany(</text:p>
      <text:p text:style-name="Preformatted_20_Text"><text:s text:c="2"/>{},</text:p>
      <text:p text:style-name="Preformatted_20_Text"><text:s text:c="2"/>{ $set: { "grades.$[elem].curve": 10 } },</text:p>
      <text:p text:style-name="Preformatted_20_Text"><text:s text:c="2"/>{ arrayFilters: [ { "elem.score": { $lt: 60 } } ] }</text:p>
      <text:p text:style-name="P4">)</text:p>
      <text:p text:style-name="Horizontal_20_Line"/>
      <text:h text:style-name="Heading_20_3" text:outline-level="3"><text:span text:style-name="Strong_20_Emphasis">Performance &amp; Safety Considerations</text:span></text:h>
      <text:list xml:id="list3417415062" text:style-name="L10">
        <text:list-item>
          <text:p text:style-name="P30"><text:span text:style-name="Strong_20_Emphasis">Index Usage</text:span>:</text:p>
          <text:list>
            <text:list-item>
              <text:p text:style-name="P30">Ensure filter fields are indexed (<text:span text:style-name="Source_20_Text">db.collection.createIndex({ isActive: 1 })</text:span>)</text:p>
            </text:list-item>
          </text:list>
        </text:list-item>
        <text:list-item>
          <text:p text:style-name="P30"><text:span text:style-name="Strong_20_Emphasis">Write Concern</text:span>:</text:p>
          <text:p text:style-name="P31">javascript</text:p>
          <text:p text:style-name="P30">Copy</text:p>
          <text:p text:style-name="P12">db.collection.updateMany(..., { writeConcern: { w: "majority" } })</text:p>
        </text:list-item>
        <text:list-item>
          <text:p text:style-name="P30"><text:span text:style-name="Strong_20_Emphasis">Atomicity</text:span>:</text:p>
          <text:list>
            <text:list-item>
              <text:p text:style-name="P30">Single-doc updates are atomic</text:p>
            </text:list-item>
            <text:list-item>
              <text:p text:style-name="P30">Multi-doc updates are <text:span text:style-name="Emphasis">not</text:span> transactional (use sessions for multi-doc transactions)</text:p>
            </text:list-item>
          </text:list>
        </text:list-item>
        <text:list-item>
          <text:p text:style-name="P30"><text:span text:style-name="Strong_20_Emphasis">Validation</text:span>:</text:p>
          <text:list>
            <text:list-item>
              <text:p text:style-name="P30">Schema validation rules apply to updates</text:p>
            </text:list-item>
            <text:list-item>
              <text:p text:style-name="P30">Bypass with <text:span text:style-name="Source_20_Text">bypassDocumentValidation: true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mon Pitfalls</text:span></text:h>
      <text:p text:style-name="Text_20_body">❌ <text:span text:style-name="Strong_20_Emphasis">Accidental Document Replacement</text:span></text:p>
      <text:p text:style-name="P20">javascript</text:p>
      <text:p text:style-name="Text_20_body">Copy</text:p>
      <text:p text:style-name="Preformatted_20_Text">// DANGER: Replaces entire document with { mobile: "123..." }</text:p>
      <text:p text:style-name="P4">db.users.update({ name: "ashoka" }, { mobile: "1234567890" })</text:p>
      <text:p text:style-name="Text_20_body">❌ <text:span text:style-name="Strong_20_Emphasis">Unintended Array Updates</text:span></text:p>
      <text:p text:style-name="P20">javascript</text:p>
      <text:p text:style-name="Text_20_body"><text:soft-page-break/>Copy</text:p>
      <text:p text:style-name="Preformatted_20_Text">// Adds new array instead of updating element:</text:p>
      <text:p text:style-name="P4">db.users.update({}, { $set: { "addresses.0.city": "Delhi" } }) <text:s/>// Fails if array is empty</text:p>
      <text:p text:style-name="Text_20_body">❌ <text:span text:style-name="Strong_20_Emphasis">Silent Field Type Changes</text:span></text:p>
      <text:p text:style-name="P20">javascript</text:p>
      <text:p text:style-name="Text_20_body">Copy</text:p>
      <text:p text:style-name="Preformatted_20_Text">// Changes price from number to string:</text:p>
      <text:p text:style-name="P4">db.products.update({}, { $set: { price: "299" } })</text:p>
      <text:p text:style-name="Horizontal_20_Line"/>
      <text:h text:style-name="Heading_20_3" text:outline-level="3"><text:span text:style-name="Strong_20_Emphasis">Return Value Analysis</text:span></text:h>
      <text:p text:style-name="P20">javascript</text:p>
      <text:p text:style-name="Text_20_body">Copy</text:p>
      <text:p text:style-name="Preformatted_20_Text">{</text:p>
      <text:p text:style-name="Preformatted_20_Text"><text:s text:c="2"/>acknowledged: true,</text:p>
      <text:p text:style-name="Preformatted_20_Text"><text:s text:c="2"/>matchedCount: 3, <text:s text:c="3"/>// Docs found matching filter</text:p>
      <text:p text:style-name="Preformatted_20_Text"><text:s text:c="2"/>modifiedCount: 2, <text:s text:c="2"/>// Docs actually changed</text:p>
      <text:p text:style-name="Preformatted_20_Text"><text:s text:c="2"/>upsertedCount: 0,</text:p>
      <text:p text:style-name="Preformatted_20_Text"><text:s text:c="2"/>upsertedId: null</text:p>
      <text:p text:style-name="P4">}</text:p>
      <text:p text:style-name="Text_20_body"><text:span text:style-name="Strong_20_Emphasis">Key Insight:</text:span><text:line-break/><text:span text:style-name="Source_20_Text">modifiedCount</text:span> may differ from <text:span text:style-name="Source_20_Text">matchedCount</text:span> if:</text:p>
      <text:list xml:id="list476312209" text:style-name="L11">
        <text:list-item>
          <text:p text:style-name="P32">No fields were changed (existing value == new value)</text:p>
        </text:list-item>
        <text:list-item>
          <text:p text:style-name="P32">Document validation failed</text:p>
        </text:list-item>
      </text:list>
      <text:p text:style-name="Horizontal_20_Line"/>
      <text:h text:style-name="Heading_20_3" text:outline-level="3"><text:span text:style-name="Strong_20_Emphasis">Practice Exercises</text:span></text:h>
      <text:list xml:id="list2581548017" text:style-name="L12">
        <text:list-item>
          <text:p text:style-name="P33">Update all inactive users older than 30, adding a <text:span text:style-name="Source_20_Text">senior: true</text:span> field</text:p>
        </text:list-item>
        <text:list-item>
          <text:p text:style-name="P33">Increment view counts for articles published before 2023</text:p>
        </text:list-item>
        <text:list-item>
          <text:p text:style-name="P33">Conditionally set <text:span text:style-name="Source_20_Text">discountEligible: true</text:span> for orders &gt; $100</text:p>
        </text:list-item>
      </text:list>
      <text:p text:style-name="Text_20_body">Would you like solutions to these exercises or dive deeper into transaction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FINDING DOCUMENTS IN COLLECTIONS</text:span></text:h>
      <text:h text:style-name="Heading_20_4" text:outline-level="4"><text:span text:style-name="Strong_20_Emphasis">1. Basic Find Operation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Syntax</text:p>
            </table:table-cell>
            <table:table-cell table:style-name="Table3.A1" office:value-type="string">
              <text:p text:style-name="Table_20_Heading">Returns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ind All</text:span></text:p>
          </table:table-cell>
          <table:table-cell table:style-name="Table3.A1" office:value-type="string">
            <text:p text:style-name="Table_20_Contents"><text:span text:style-name="Source_20_Text">db.collection.find()</text:span></text:p>
          </table:table-cell>
          <table:table-cell table:style-name="Table3.A1" office:value-type="string">
            <text:p text:style-name="Table_20_Contents">Cursor</text:p>
          </table:table-cell>
          <table:table-cell table:style-name="Table3.A1" office:value-type="string">
            <text:p text:style-name="Table_20_Contents">Returns all documents (use <text:span text:style-name="Source_20_Text">.limit()</text:span> for safety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nd One</text:span></text:p>
          </table:table-cell>
          <table:table-cell table:style-name="Table3.A1" office:value-type="string">
            <text:p text:style-name="Table_20_Contents"><text:span text:style-name="Source_20_Text">db.collection.findOne()</text:span></text:p>
          </table:table-cell>
          <table:table-cell table:style-name="Table3.A1" office:value-type="string">
            <text:p text:style-name="Table_20_Contents">Document</text:p>
          </table:table-cell>
          <table:table-cell table:style-name="Table3.A1" office:value-type="string">
            <text:p text:style-name="Table_20_Contents">Returns first document (null if empty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nd with Filter</text:span></text:p>
          </table:table-cell>
          <table:table-cell table:style-name="Table3.A1" office:value-type="string">
            <text:p text:style-name="Table_20_Contents"><text:span text:style-name="Source_20_Text">db.collection.find({status: "active"})</text:span></text:p>
          </table:table-cell>
          <table:table-cell table:style-name="Table3.A1" office:value-type="string">
            <text:p text:style-name="Table_20_Contents">Cursor</text:p>
          </table:table-cell>
          <table:table-cell table:style-name="Table3.A1" office:value-type="string">
            <text:p text:style-name="Table_20_Contents">Uses query operators (<text:span text:style-name="Source_20_Text">$gt</text:span>, <text:span text:style-name="Source_20_Text">$in</text:span>, etc.)</text:p>
          </table:table-cell>
        </table:table-row>
      </table:table>
      <text:h text:style-name="Heading_20_4" text:outline-level="4"><text:span text:style-name="Strong_20_Emphasis">2. Advanced Find Methods</text:span></text:h>
      <text:p text:style-name="P20">javascript</text:p>
      <text:p text:style-name="Text_20_body">Copy</text:p>
      <text:p text:style-name="Preformatted_20_Text">// Find and Modify (atomic operation)</text:p>
      <text:p text:style-name="Preformatted_20_Text">db.collection.findAndModify({</text:p>
      <text:p text:style-name="Preformatted_20_Text"><text:s text:c="2"/>query: { status: "pending" },</text:p>
      <text:p text:style-name="Preformatted_20_Text"><text:s text:c="2"/>update: { $set: { status: "processed" } },</text:p>
      <text:p text:style-name="Preformatted_20_Text"><text:s text:c="2"/>new: true <text:s/>// Returns modified doc (false returns original)</text:p>
      <text:p text:style-name="Preformatted_20_Text">})</text:p>
      <text:p text:style-name="Preformatted_20_Text"/>
      <text:p text:style-name="Preformatted_20_Text">// Find One and Replace (dangerous!)</text:p>
      <text:p text:style-name="Preformatted_20_Text">db.collection.findOneAndReplace(</text:p>
      <text:p text:style-name="Preformatted_20_Text"><text:s text:c="2"/>{ _id: 123 }, <text:s/>// Filter</text:p>
      <text:p text:style-name="Preformatted_20_Text"><text:s text:c="2"/>{ name: "New", value: 0 }, <text:s/>// Full replacement</text:p>
      <text:p text:style-name="Preformatted_20_Text"><text:s text:c="2"/>{ returnNewDocument: true } <text:s/>// Options</text:p>
      <text:p text:style-name="Preformatted_20_Text">)</text:p>
      <text:p text:style-name="Preformatted_20_Text"/>
      <text:p text:style-name="Preformatted_20_Text">// Find One and Update (safer)</text:p>
      <text:p text:style-name="Preformatted_20_Text"><text:soft-page-break/>db.collection.findOneAndUpdate(</text:p>
      <text:p text:style-name="Preformatted_20_Text"><text:s text:c="2"/>{ _id: 123 },</text:p>
      <text:p text:style-name="Preformatted_20_Text"><text:s text:c="2"/>{ $inc: { count: 1 } }, <text:s/>// Uses update operators</text:p>
      <text:p text:style-name="Preformatted_20_Text"><text:s text:c="2"/>{ upsert: true } <text:s/>// Create if missing</text:p>
      <text:p text:style-name="Preformatted_20_Text">)</text:p>
      <text:p text:style-name="Preformatted_20_Text"/>
      <text:p text:style-name="Preformatted_20_Text">// Find One and Delete</text:p>
      <text:p text:style-name="Preformatted_20_Text">db.collection.findOneAndDelete(</text:p>
      <text:p text:style-name="Preformatted_20_Text"><text:s text:c="2"/>{ _id: 123 },</text:p>
      <text:p text:style-name="Preformatted_20_Text"><text:s text:c="2"/>{ projection: { _id: 1 } } <text:s/>// Only return ID</text:p>
      <text:p text:style-name="P4">)</text:p>
      <text:p text:style-name="Horizontal_20_Line"/>
      <text:h text:style-name="Heading_20_3" text:outline-level="3"><text:span text:style-name="Strong_20_Emphasis">Query Operators Deep Div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Operators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Comparison</text:span></text:p>
          </table:table-cell>
          <table:table-cell table:style-name="Table4.A1" office:value-type="string">
            <text:p text:style-name="Table_20_Contents"><text:span text:style-name="Source_20_Text">$eq</text:span>, <text:span text:style-name="Source_20_Text">$ne</text:span>, <text:span text:style-name="Source_20_Text">$gt</text:span>, <text:span text:style-name="Source_20_Text">$lt</text:span></text:p>
          </table:table-cell>
          <table:table-cell table:style-name="Table4.A1" office:value-type="string">
            <text:p text:style-name="Table_20_Contents"><text:span text:style-name="Source_20_Text">find({ age: { $gte: 18 } })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ogical</text:span></text:p>
          </table:table-cell>
          <table:table-cell table:style-name="Table4.A1" office:value-type="string">
            <text:p text:style-name="Table_20_Contents"><text:span text:style-name="Source_20_Text">$and</text:span>, <text:span text:style-name="Source_20_Text">$or</text:span>, <text:span text:style-name="Source_20_Text">$not</text:span></text:p>
          </table:table-cell>
          <table:table-cell table:style-name="Table4.A1" office:value-type="string">
            <text:p text:style-name="Table_20_Contents"><text:span text:style-name="Source_20_Text">find({ $or: [ {status: "A"}, {qty: {$lt: 30}} ] })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rray</text:span></text:p>
          </table:table-cell>
          <table:table-cell table:style-name="Table4.A1" office:value-type="string">
            <text:p text:style-name="Table_20_Contents"><text:span text:style-name="Source_20_Text">$in</text:span>, <text:span text:style-name="Source_20_Text">$all</text:span>, <text:span text:style-name="Source_20_Text">$elemMatch</text:span></text:p>
          </table:table-cell>
          <table:table-cell table:style-name="Table4.A1" office:value-type="string">
            <text:p text:style-name="Table_20_Contents"><text:span text:style-name="Source_20_Text">find({ tags: { $all: ["VIP", "Urgent"] } })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lement</text:span></text:p>
          </table:table-cell>
          <table:table-cell table:style-name="Table4.A1" office:value-type="string">
            <text:p text:style-name="Table_20_Contents"><text:span text:style-name="Source_20_Text">$exists</text:span>, <text:span text:style-name="Source_20_Text">$type</text:span></text:p>
          </table:table-cell>
          <table:table-cell table:style-name="Table4.A1" office:value-type="string">
            <text:p text:style-name="Table_20_Contents"><text:span text:style-name="Source_20_Text">find({ phone: { $exists: true } })</text:span></text:p>
          </table:table-cell>
        </table:table-row>
      </table:table>
      <text:p text:style-name="Horizontal_20_Line"/>
      <text:h text:style-name="Heading_20_3" text:outline-level="3"><text:span text:style-name="Strong_20_Emphasis">Projection &amp; Performance</text:span></text:h>
      <text:p text:style-name="P20">javascript</text:p>
      <text:p text:style-name="Text_20_body">Copy</text:p>
      <text:p text:style-name="Preformatted_20_Text">// Basic projection (1=include, 0=exclude)</text:p>
      <text:p text:style-name="Preformatted_20_Text">db.users.find(</text:p>
      <text:p text:style-name="Preformatted_20_Text"><text:s text:c="2"/>{ status: "active" },</text:p>
      <text:p text:style-name="Preformatted_20_Text"><text:s text:c="2"/>{ name: 1, email: 1, _id: 0 } <text:s/>// Only return name/email</text:p>
      <text:p text:style-name="Preformatted_20_Text">)</text:p>
      <text:p text:style-name="Preformatted_20_Text"/>
      <text:p text:style-name="Preformatted_20_Text">// Text search (requires text index)</text:p>
      <text:p text:style-name="Preformatted_20_Text">db.articles.find(</text:p>
      <text:p text:style-name="Preformatted_20_Text"><text:s text:c="2"/>{ $text: { $search: "mongodb guide" } },</text:p>
      <text:p text:style-name="Preformatted_20_Text"><text:s text:c="2"/>{ score: { $meta: "textScore" } }</text:p>
      <text:p text:style-name="P4">).sort({ score: { $meta: "textScore" } })</text:p>
      <text:p text:style-name="Text_20_body"><text:span text:style-name="Strong_20_Emphasis">Performance Tips:</text:span></text:p>
      <text:list xml:id="list588789619" text:style-name="L13">
        <text:list-item>
          <text:p text:style-name="P34">Always use projections to limit returned fields</text:p>
        </text:list-item>
        <text:list-item>
          <text:p text:style-name="P34">Use <text:span text:style-name="Source_20_Text">.explain("executionStats")</text:span> to analyze queries</text:p>
        </text:list-item>
        <text:list-item>
          <text:p text:style-name="P34">Create indexes for frequent query patterns</text:p>
          <text:p text:style-name="P35">javascript</text:p>
          <text:p text:style-name="P34">Copy</text:p>
          <text:p text:style-name="P13">db.collection.createIndex({ status: 1, createdAt: -1 })</text:p>
        </text:list-item>
      </text:list>
      <text:p text:style-name="Horizontal_20_Line"/>
      <text:h text:style-name="Heading_20_3" text:outline-level="3"><text:soft-page-break/><text:span text:style-name="Strong_20_Emphasis">Edge Cases &amp; Solution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Scenario</text:p>
            </table:table-cell>
            <table:table-cell table:style-name="Table5.A1" office:value-type="string">
              <text:p text:style-name="Table_20_Heading">Problem</text:p>
            </table:table-cell>
            <table:table-cell table:style-name="Table5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5.A1" office:value-type="string">
            <text:p text:style-name="Table_20_Contents">Large result sets</text:p>
          </table:table-cell>
          <table:table-cell table:style-name="Table5.A1" office:value-type="string">
            <text:p text:style-name="Table_20_Contents">Memory overload</text:p>
          </table:table-cell>
          <table:table-cell table:style-name="Table5.A1" office:value-type="string">
            <text:p text:style-name="Table_20_Contents">Use <text:span text:style-name="Source_20_Text">.batchSize(100)</text:span> or pagination</text:p>
          </table:table-cell>
        </table:table-row>
        <table:table-row>
          <table:table-cell table:style-name="Table5.A1" office:value-type="string">
            <text:p text:style-name="Table_20_Contents">Nested document queries</text:p>
          </table:table-cell>
          <table:table-cell table:style-name="Table5.A1" office:value-type="string">
            <text:p text:style-name="Table_20_Contents">Dot notation issues</text:p>
          </table:table-cell>
          <table:table-cell table:style-name="Table5.A1" office:value-type="string">
            <text:p text:style-name="Table_20_Contents">Use <text:span text:style-name="Source_20_Text">$elemMatch</text:span> for arrays</text:p>
          </table:table-cell>
        </table:table-row>
        <table:table-row>
          <table:table-cell table:style-name="Table5.A1" office:value-type="string">
            <text:p text:style-name="Table_20_Contents">Case-sensitive searches</text:p>
          </table:table-cell>
          <table:table-cell table:style-name="Table5.A1" office:value-type="string">
            <text:p text:style-name="Table_20_Contents"><text:span text:style-name="Source_20_Text">find({name: "John"})</text:span> ≠ <text:span text:style-name="Source_20_Text">"john"</text:span></text:p>
          </table:table-cell>
          <table:table-cell table:style-name="Table5.A1" office:value-type="string">
            <text:p text:style-name="Table_20_Contents">Create case-insensitive index</text:p>
          </table:table-cell>
        </table:table-row>
        <table:table-row>
          <table:table-cell table:style-name="Table5.A1" office:value-type="string">
            <text:p text:style-name="Table_20_Contents">Partial matches</text:p>
          </table:table-cell>
          <table:table-cell table:style-name="Table5.A1" office:value-type="string">
            <text:p text:style-name="Table_20_Contents"><text:span text:style-name="Source_20_Text">LIKE</text:span> equivalent</text:p>
          </table:table-cell>
          <table:table-cell table:style-name="Table5.A1" office:value-type="string">
            <text:p text:style-name="Table_20_Contents">Use regex: <text:span text:style-name="Source_20_Text">find({name: /^Joh/})</text:span></text:p>
          </table:table-cell>
        </table:table-row>
      </table:table>
      <text:p text:style-name="Horizontal_20_Line"/>
      <text:h text:style-name="Heading_20_3" text:outline-level="3"><text:span text:style-name="Strong_20_Emphasis">Transaction Safety</text:span></text:h>
      <text:p text:style-name="P20">javascript</text:p>
      <text:p text:style-name="Text_20_body">Copy</text:p>
      <text:p text:style-name="Preformatted_20_Text">const session = db.getMongo().startSession();</text:p>
      <text:p text:style-name="Preformatted_20_Text">session.startTransaction();</text:p>
      <text:p text:style-name="Preformatted_20_Text">try {</text:p>
      <text:p text:style-name="Preformatted_20_Text"><text:s text:c="2"/>const doc = db.collection.findOneAndUpdate(</text:p>
      <text:p text:style-name="Preformatted_20_Text"><text:s text:c="4"/>{ _id: 123, version: 5 },</text:p>
      <text:p text:style-name="Preformatted_20_Text"><text:s text:c="4"/>{ $inc: { version: 1 } },</text:p>
      <text:p text:style-name="Preformatted_20_Text"><text:s text:c="4"/>{ session }</text:p>
      <text:p text:style-name="Preformatted_20_Text"><text:s text:c="2"/>);</text:p>
      <text:p text:style-name="Preformatted_20_Text"><text:s text:c="2"/>// Additional operations</text:p>
      <text:p text:style-name="Preformatted_20_Text"><text:s text:c="2"/>session.commitTransaction();</text:p>
      <text:p text:style-name="Preformatted_20_Text">} catch (e) {</text:p>
      <text:p text:style-name="Preformatted_20_Text"><text:s text:c="2"/>session.abortTransaction();</text:p>
      <text:p text:style-name="P4">}</text:p>
      <text:p text:style-name="Horizontal_20_Line"/>
      <text:h text:style-name="Heading_20_3" text:outline-level="3"><text:span text:style-name="Strong_20_Emphasis">Key Takeaways</text:span></text:h>
      <text:list xml:id="list3089272634" text:style-name="L14">
        <text:list-item>
          <text:p text:style-name="P36"><text:span text:style-name="Strong_20_Emphasis">Cursor Methods</text:span> chain with finds:</text:p>
          <text:p text:style-name="P37">javascript</text:p>
          <text:p text:style-name="P36">Copy</text:p>
          <text:p text:style-name="P14">.limit(10).skip(20).sort({date: -1})</text:p>
        </text:list-item>
        <text:list-item>
          <text:p text:style-name="P36"><text:span text:style-name="Strong_20_Emphasis">Atomic Operations</text:span> like <text:span text:style-name="Source_20_Text">findAndModify</text:span> prevent race conditions</text:p>
        </text:list-item>
        <text:list-item>
          <text:p text:style-name="P36"><text:span text:style-name="Strong_20_Emphasis">Read Concern</text:span> levels control isolation:</text:p>
          <text:p text:style-name="P37">javascript</text:p>
          <text:p text:style-name="P36">Copy</text:p>
          <text:p text:style-name="P14">db.collection.find().readConcern("majority")</text:p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DELETING DOCUMENTS FROM COLLECTIONS</text:span></text:h>
      <text:h text:style-name="Heading_20_4" text:outline-level="4"><text:span text:style-name="Strong_20_Emphasis">1. Core Deletion Method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Syntax</text:p>
            </table:table-cell>
            <table:table-cell table:style-name="Table6.A1" office:value-type="string">
              <text:p text:style-name="Table_20_Heading">Behavior</text:p>
            </table:table-cell>
            <table:table-cell table:style-name="Table6.A1" office:value-type="string">
              <text:p text:style-name="Table_20_Heading">Returns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Delete One</text:span></text:p>
          </table:table-cell>
          <table:table-cell table:style-name="Table6.A1" office:value-type="string">
            <text:p text:style-name="Table_20_Contents"><text:span text:style-name="Source_20_Text">db.collection.deleteOne({status: "expired"})</text:span></text:p>
          </table:table-cell>
          <table:table-cell table:style-name="Table6.A1" office:value-type="string">
            <text:p text:style-name="Table_20_Contents">Removes first matching doc</text:p>
          </table:table-cell>
          <table:table-cell table:style-name="Table6.A1" office:value-type="string">
            <text:p text:style-name="Table_20_Contents"><text:span text:style-name="Source_20_Text">{acknowledged: true, deletedCount: 1}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Delete Many</text:span></text:p>
          </table:table-cell>
          <table:table-cell table:style-name="Table6.A1" office:value-type="string">
            <text:p text:style-name="Table_20_Contents"><text:span text:style-name="Source_20_Text">db.collection.deleteMany({age: {$lt: 18}})</text:span></text:p>
          </table:table-cell>
          <table:table-cell table:style-name="Table6.A1" office:value-type="string">
            <text:p text:style-name="Table_20_Contents">Removes all matching docs</text:p>
          </table:table-cell>
          <table:table-cell table:style-name="Table6.A1" office:value-type="string">
            <text:p text:style-name="Table_20_Contents"><text:span text:style-name="Source_20_Text">{deletedCount: n}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Delete All</text:span></text:p>
          </table:table-cell>
          <table:table-cell table:style-name="Table6.A1" office:value-type="string">
            <text:p text:style-name="Table_20_Contents"><text:span text:style-name="Source_20_Text">db.collection.deleteMany({})</text:span></text:p>
          </table:table-cell>
          <table:table-cell table:style-name="Table6.A1" office:value-type="string">
            <text:p text:style-name="Table_20_Contents">⚠️ Drops all docs (like <text:span text:style-name="Source_20_Text">TRUNCATE</text:span>)</text:p>
          </table:table-cell>
          <table:table-cell table:style-name="Table6.A1" office:value-type="string">
            <text:p text:style-name="Table_20_Contents"><text:span text:style-name="Source_20_Text">{deletedCount: n}</text:span></text:p>
          </table:table-cell>
        </table:table-row>
      </table:table>
      <text:h text:style-name="Heading_20_4" text:outline-level="4"><text:span text:style-name="Strong_20_Emphasis">2. Professional Patterns</text:span></text:h>
      <text:p text:style-name="P20">javascript</text:p>
      <text:p text:style-name="Text_20_body">Copy</text:p>
      <text:p text:style-name="Preformatted_20_Text">// Safe-delete with write concern (waits for replication)</text:p>
      <text:p text:style-name="Preformatted_20_Text">db.users.deleteMany(</text:p>
      <text:p text:style-name="Preformatted_20_Text"><text:s text:c="2"/>{lastLogin: {$lt: new Date("2020-01-01")}},</text:p>
      <text:p text:style-name="Preformatted_20_Text"><text:s text:c="2"/>{writeConcern: {w: "majority", wtimeout: 5000}}</text:p>
      <text:p text:style-name="Preformatted_20_Text">)</text:p>
      <text:p text:style-name="Preformatted_20_Text"/>
      <text:p text:style-name="Preformatted_20_Text">// Transactional delete</text:p>
      <text:p text:style-name="Preformatted_20_Text">const session = db.getMongo().startSession();</text:p>
      <text:p text:style-name="Preformatted_20_Text">session.startTransaction();</text:p>
      <text:p text:style-name="Preformatted_20_Text">try {</text:p>
      <text:p text:style-name="Preformatted_20_Text"><text:s text:c="2"/>const result = db.orders.deleteOne(</text:p>
      <text:p text:style-name="Preformatted_20_Text"><text:soft-page-break/><text:s text:c="4"/>{_id: ObjectId("507f1f77bcf86cd799439011")},</text:p>
      <text:p text:style-name="Preformatted_20_Text"><text:s text:c="4"/>{session}</text:p>
      <text:p text:style-name="Preformatted_20_Text"><text:s text:c="2"/>);</text:p>
      <text:p text:style-name="Preformatted_20_Text"><text:s text:c="2"/>session.commitTransaction();</text:p>
      <text:p text:style-name="Preformatted_20_Text">} catch (e) {</text:p>
      <text:p text:style-name="Preformatted_20_Text"><text:s text:c="2"/>session.abortTransaction();</text:p>
      <text:p text:style-name="P4">}</text:p>
      <text:p text:style-name="Horizontal_20_Line"/>
      <text:h text:style-name="Heading_20_3" text:outline-level="3"><text:span text:style-name="Strong_20_Emphasis">Critical Scenarios &amp; Solution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Scenario</text:p>
            </table:table-cell>
            <table:table-cell table:style-name="Table7.A1" office:value-type="string">
              <text:p text:style-name="Table_20_Heading">Risk</text:p>
            </table:table-cell>
            <table:table-cell table:style-name="Table7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Accidental mass deletion</text:span></text:p>
          </table:table-cell>
          <table:table-cell table:style-name="Table7.A1" office:value-type="string">
            <text:p text:style-name="Table_20_Contents"><text:span text:style-name="Source_20_Text">deleteMany({})</text:span> wipes collection</text:p>
          </table:table-cell>
          <table:table-cell table:style-name="Table7.A1" office:value-type="string">
            <text:p text:style-name="Table_20_Contents">Use <text:span text:style-name="Source_20_Text">db.collection.createIndex({_id: 1})</text:span> firs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eferential integrity</text:span></text:p>
          </table:table-cell>
          <table:table-cell table:style-name="Table7.A1" office:value-type="string">
            <text:p text:style-name="Table_20_Contents">Orphaned references in other collections</text:p>
          </table:table-cell>
          <table:table-cell table:style-name="Table7.A1" office:value-type="string">
            <text:p text:style-name="Table_20_Contents">Implement application-level checks or DBRef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Time-series data</text:span></text:p>
          </table:table-cell>
          <table:table-cell table:style-name="Table7.A1" office:value-type="string">
            <text:p text:style-name="Table_20_Contents">Deleting indexed time ranges causes fragmentation</text:p>
          </table:table-cell>
          <table:table-cell table:style-name="Table7.A1" office:value-type="string">
            <text:p text:style-name="Table_20_Contents">Use TTL indexes instead: <text:span text:style-name="Source_20_Text">db.logs.createIndex({createdAt: 1}, {expireAfterSeconds: 3600})</text:span></text:p>
          </table:table-cell>
        </table:table-row>
      </table:table>
      <text:p text:style-name="Horizontal_20_Line"/>
      <text:h text:style-name="Heading_20_3" text:outline-level="3"><text:span text:style-name="Strong_20_Emphasis">Performance Considerations</text:span></text:h>
      <text:list xml:id="list2669801057" text:style-name="L15">
        <text:list-item>
          <text:p text:style-name="P38"><text:span text:style-name="Strong_20_Emphasis">Index Usage</text:span>:<text:line-break/>Deletes are faster when:</text:p>
          <text:p text:style-name="P39">javascript</text:p>
          <text:p text:style-name="P38">Copy</text:p>
          <text:p text:style-name="P16">db.collection.createIndex({status: 1}) <text:s/>// Speeds up deleteMany({status: "inactive"})</text:p>
        </text:list-item>
        <text:list-item>
          <text:p text:style-name="P38"><text:span text:style-name="Strong_20_Emphasis">Batch Size</text:span>:<text:line-break/>For large deletions (&gt;10k docs), use batched approach:</text:p>
          <text:p text:style-name="P39">javascript</text:p>
          <text:p text:style-name="P38">Copy</text:p>
          <text:p text:style-name="P15">let result;</text:p>
          <text:p text:style-name="P15">do {</text:p>
          <text:p text:style-name="P15"><text:s text:c="2"/>result = db.logs.deleteMany({createdAt: {$lt: cutoffDate}}).limit(5000);</text:p>
          <text:p text:style-name="P16">} while (result.deletedCount &gt; 0);</text:p>
        </text:list-item>
        <text:list-item>
          <text:p text:style-name="P38"><text:span text:style-name="Strong_20_Emphasis">Storage Impact</text:span>:</text:p>
          <text:list>
            <text:list-item>
              <text:p text:style-name="P38">Deletes don't automatically reclaim disk space</text:p>
            </text:list-item>
            <text:list-item>
              <text:p text:style-name="P38">Run <text:span text:style-name="Source_20_Text">compact</text:span> or <text:span text:style-name="Source_20_Text">repairDatabase</text:span> for storage optimization</text:p>
            </text:list-item>
          </text:list>
        </text:list-item>
      </text:list>
      <text:p text:style-name="Horizontal_20_Line"/>
      <text:h text:style-name="Heading_20_3" text:outline-level="3"><text:span text:style-name="Strong_20_Emphasis">Alternatives to Deletion</text:span></text:h>
      <text:list xml:id="list3634321397" text:style-name="L16">
        <text:list-item>
          <text:p text:style-name="P40"><text:span text:style-name="Strong_20_Emphasis">Soft Delete Pattern</text:span>:</text:p>
          <text:p text:style-name="P41">javascript</text:p>
          <text:p text:style-name="P40"><text:soft-page-break/>Copy</text:p>
          <text:p text:style-name="P17">db.users.updateMany(</text:p>
          <text:p text:style-name="P17"><text:s text:c="2"/>{status: "inactive"},</text:p>
          <text:p text:style-name="P17"><text:s text:c="2"/>{$set: {isDeleted: true, deletedAt: new Date()}}</text:p>
          <text:p text:style-name="P18">)</text:p>
        </text:list-item>
        <text:list-item>
          <text:p text:style-name="P40"><text:span text:style-name="Strong_20_Emphasis">Archiving</text:span>:</text:p>
          <text:p text:style-name="P41">javascript</text:p>
          <text:p text:style-name="P40">Copy</text:p>
          <text:p text:style-name="P17">db.archive.insertMany(db.logs.find({date: {$lt: cutoff}}).toArray())</text:p>
          <text:p text:style-name="P18">db.logs.deleteMany({date: {$lt: cutoff}})</text:p>
        </text:list-item>
      </text:list>
      <text:p text:style-name="Horizontal_20_Line"/>
      <text:h text:style-name="Heading_20_3" text:outline-level="3"><text:span text:style-name="Strong_20_Emphasis">Audit Trail Best Practice</text:span></text:h>
      <text:p text:style-name="P20">javascript</text:p>
      <text:p text:style-name="Text_20_body">Copy</text:p>
      <text:p text:style-name="Preformatted_20_Text">// Create deletion log collection</text:p>
      <text:p text:style-name="Preformatted_20_Text">db.deletion_logs.insertOne({</text:p>
      <text:p text:style-name="Preformatted_20_Text"><text:s text:c="2"/>collection: "users",</text:p>
      <text:p text:style-name="Preformatted_20_Text"><text:s text:c="2"/>filter: {age: {$lt: 18}},</text:p>
      <text:p text:style-name="Preformatted_20_Text"><text:s text:c="2"/>deletedCount: 42,</text:p>
      <text:p text:style-name="Preformatted_20_Text"><text:s text:c="2"/>executor: "admin@system",</text:p>
      <text:p text:style-name="Preformatted_20_Text"><text:s text:c="2"/>timestamp: new Date()</text:p>
      <text:p text:style-name="P4">})</text:p>
      <text:p text:style-name="Horizontal_20_Line"/>
      <text:h text:style-name="Heading_20_3" text:outline-level="3"><text:span text:style-name="Strong_20_Emphasis">Key Takeaways</text:span></text:h>
      <text:list xml:id="list4287348624" text:style-name="L17">
        <text:list-item>
          <text:p text:style-name="P42"><text:span text:style-name="Strong_20_Emphasis">Prefer </text:span><text:span text:style-name="Strong_20_Emphasis"><text:span text:style-name="Source_20_Text">deleteOne()</text:span></text:span> unless bulk operation is necessary</text:p>
        </text:list-item>
        <text:list-item>
          <text:p text:style-name="P42"><text:span text:style-name="Strong_20_Emphasis">Always test filters</text:span> with <text:span text:style-name="Source_20_Text">find()</text:span> before deleting</text:p>
        </text:list-item>
        <text:list-item>
          <text:p text:style-name="P42"><text:span text:style-name="Strong_20_Emphasis">TTL indexes</text:span> are safer for time-based data expiration</text:p>
        </text:list-item>
        <text:list-item>
          <text:p text:style-name="P42"><text:span text:style-name="Strong_20_Emphasis">Monitor oplog</text:span> for large deletions in replica sets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3:26:33.517076867</meta:creation-date>
    <dc:date>2025-04-10T17:47:42.672436361</dc:date>
    <meta:editing-duration>PT1H48M1S</meta:editing-duration>
    <meta:editing-cycles>7</meta:editing-cycles>
    <meta:generator>LibreOffice/7.3.7.2$Linux_X86_64 LibreOffice_project/30$Build-2</meta:generator>
    <meta:document-statistic meta:table-count="7" meta:image-count="0" meta:object-count="0" meta:page-count="12" meta:paragraph-count="422" meta:word-count="1621" meta:character-count="11182" meta:non-whitespace-character-count="9790"/>
  </office:meta>
</office:document-meta>
</file>